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</table:table-row>
        <table:table-row table:style-name="ro1">
          <table:table-cell/>
          <table:table-cell office:value-type="string">
            <text:p>2008 final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2011 1c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2011 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1 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2012 qual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2 1a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2012 1b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2012 1c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2012 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2 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C10:.C23])" office:value-type="float" office:value="56">
            <text:p>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21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2-12-21T21:40:13.42</dc:date>
    <meta:editing-duration>PT13H11M15S</meta:editing-duration>
    <meta:editing-cycles>2</meta:editing-cycles>
    <meta:generator>OpenOffice.org/3.4.1$Win32 OpenOffice.org_project/341m1$Build-9593</meta:generator>
    <meta:document-statistic meta:table-count="3" meta:cell-count="30" meta:object-count="0"/>
  </office:meta>
</office:document-meta>
</file>